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a6e" officeooo:paragraph-rsid="000b8a6e"/>
    </style:style>
    <style:style style:name="P2" style:family="paragraph" style:parent-style-name="Standard">
      <style:text-properties officeooo:rsid="000b9dd3" officeooo:paragraph-rsid="000b9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head&gt;</text:p>
      <text:p text:style-name="P2"><text:s text:c="4"/>&lt;meta charset="UTF-8"&gt;</text:p>
      <text:p text:style-name="P2"><text:s text:c="4"/>&lt;meta name="viewport"</text:p>
      <text:p text:style-name="P2"><text:s text:c="10"/>content="width=device-width, user-scalable=no, initial-scale=1.0, maximum-scale=1.0, minimum-scale=1.0"&gt;</text:p>
      <text:p text:style-name="P2"><text:s text:c="4"/>&lt;meta http-equiv="X-UA-Compatible" content="ie=edge"&gt;</text:p>
      <text:p text:style-name="P2"><text:s text:c="4"/>&lt;title&gt;BestShop&lt;/title&gt;</text:p>
      <text:p text:style-name="P2"/>
      <text:p text:style-name="P2"><text:s text:c="4"/>&lt;link rel="preconnect" href="https://fonts.googleapis.com"&gt;</text:p>
      <text:p text:style-name="P2"><text:s text:c="4"/>&lt;link rel="preconnect" href="https://fonts.gstatic.com" crossorigin&gt;</text:p>
      <text:p text:style-name="P2"><text:s text:c="4"/>&lt;link href="https://fonts.googleapis.com/css2?family=Open+Sans:wght@300;400;700&amp;family=Raleway:ital,wght@0,300;0,400;0,700;0,800;1,300;1,400;1,700;1,800&amp;display=swap" rel="stylesheet"&gt;</text:p>
      <text:p text:style-name="P2"/>
      <text:p text:style-name="P2"><text:s text:c="4"/>&lt;link rel="stylesheet" href="src/css/normalize.css"&gt;</text:p>
      <text:p text:style-name="P2"><text:s text:c="4"/>&lt;link rel="stylesheet" href="src/css/style.css"&gt;</text:p>
      <text:p text:style-name="P2"/>
      <text:p text:style-name="P2">&lt;/hea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7:52:10.481000000</meta:creation-date>
    <dc:date>2023-10-07T01:53:04.964000000</dc:date>
    <meta:editing-duration>PT3H36M49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2" meta:word-count="31" meta:character-count="693" meta:non-whitespace-character-count="628"/>
  </office:meta>
</office:document-meta>
</file>